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168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0.00038398">
            <text:p>0,00038398</text:p>
          </table:table-cell>
          <table:table-cell office:value-type="float" office:value="1.61905">
            <text:p>1,61905</text:p>
          </table:table-cell>
          <table:table-cell office:value-type="float" office:value="0.267717">
            <text:p>0,267717</text:p>
          </table:table-cell>
          <table:table-cell office:value-type="float" office:value="0">
            <text:p>0</text:p>
          </table:table-cell>
          <table:table-cell office:value-type="float" office:value="0.0121785">
            <text:p>0,0121785</text:p>
          </table:table-cell>
          <table:table-cell office:value-type="float" office:value="0.00114045">
            <text:p>0,00114045</text:p>
          </table:table-cell>
          <table:table-cell office:value-type="float" office:value="0.214844">
            <text:p>0,214844</text:p>
          </table:table-cell>
          <table:table-cell office:value-type="float" office:value="0.0114768">
            <text:p>0,0114768</text:p>
          </table:table-cell>
          <table:table-cell office:value-type="float" office:value="0.0212846">
            <text:p>0,0212846</text:p>
          </table:table-cell>
          <table:table-cell office:value-type="float" office:value="0.799587">
            <text:p>0,799587</text:p>
          </table:table-cell>
          <table:table-cell office:value-type="float" office:value="0.243508">
            <text:p>0,243508</text:p>
          </table:table-cell>
          <table:table-cell office:value-type="float" office:value="2.66812">
            <text:p>2,66812</text:p>
          </table:table-cell>
        </table:table-row>
        <table:table-row table:style-name="ro1">
          <table:table-cell office:value-type="float" office:value="0.000796178">
            <text:p>0,000796178</text:p>
          </table:table-cell>
          <table:table-cell office:value-type="float" office:value="1.34177">
            <text:p>1,34177</text:p>
          </table:table-cell>
          <table:table-cell office:value-type="float" office:value="0.834646">
            <text:p>0,834646</text:p>
          </table:table-cell>
          <table:table-cell office:value-type="float" office:value="0.0194361">
            <text:p>0,0194361</text:p>
          </table:table-cell>
          <table:table-cell office:value-type="float" office:value="0.507999">
            <text:p>0,507999</text:p>
          </table:table-cell>
          <table:table-cell office:value-type="float" office:value="0.00725337">
            <text:p>0,00725337</text:p>
          </table:table-cell>
          <table:table-cell office:value-type="float" office:value="0.722656">
            <text:p>0,722656</text:p>
          </table:table-cell>
          <table:table-cell office:value-type="float" office:value="0.0433688">
            <text:p>0,0433688</text:p>
          </table:table-cell>
          <table:table-cell office:value-type="float" office:value="0.0168147">
            <text:p>0,0168147</text:p>
          </table:table-cell>
          <table:table-cell office:value-type="float" office:value="0.577075">
            <text:p>0,577075</text:p>
          </table:table-cell>
          <table:table-cell office:value-type="float" office:value="0.226304">
            <text:p>0,226304</text:p>
          </table:table-cell>
          <table:table-cell table:style-name="ce1" office:value-type="string">
            <text:p>5,2459</text:p>
          </table:table-cell>
        </table:table-row>
        <table:table-row table:style-name="ro1">
          <table:table-cell office:value-type="float" office:value="0.000303318">
            <text:p>0,000303318</text:p>
          </table:table-cell>
          <table:table-cell office:value-type="float" office:value="1.44444">
            <text:p>1,44444</text:p>
          </table:table-cell>
          <table:table-cell office:value-type="float" office:value="0.307087">
            <text:p>0,307087</text:p>
          </table:table-cell>
          <table:table-cell office:value-type="float" office:value="0.00193365">
            <text:p>0,00193365</text:p>
          </table:table-cell>
          <table:table-cell office:value-type="float" office:value="0.0470948">
            <text:p>0,0470948</text:p>
          </table:table-cell>
          <table:table-cell office:value-type="float" office:value="0.00133478">
            <text:p>0,00133478</text:p>
          </table:table-cell>
          <table:table-cell office:value-type="float" office:value="0.257812">
            <text:p>0,257812</text:p>
          </table:table-cell>
          <table:table-cell office:value-type="float" office:value="0.0150747">
            <text:p>0,0150747</text:p>
          </table:table-cell>
          <table:table-cell office:value-type="float" office:value="0.0242872">
            <text:p>0,0242872</text:p>
          </table:table-cell>
          <table:table-cell office:value-type="float" office:value="0.898885">
            <text:p>0,898885</text:p>
          </table:table-cell>
          <table:table-cell office:value-type="float" office:value="0.240595">
            <text:p>0,240595</text:p>
          </table:table-cell>
          <table:table-cell office:value-type="float" office:value="2.43575">
            <text:p>2,43575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formula="of:=MIN([.A1:.A9])" office:value-type="float" office:value="0.000303318">
            <text:p>0,000303318</text:p>
          </table:table-cell>
          <table:table-cell table:formula="of:=MIN([.B1:.B9])" office:value-type="float" office:value="1.34177">
            <text:p>1,34177</text:p>
          </table:table-cell>
          <table:table-cell table:formula="of:=MIN([.C1:.C9])" office:value-type="float" office:value="0.267717">
            <text:p>0,267717</text:p>
          </table:table-cell>
          <table:table-cell table:formula="of:=MIN([.D1:.D9])" office:value-type="float" office:value="0">
            <text:p>0</text:p>
          </table:table-cell>
          <table:table-cell table:formula="of:=MIN([.E1:.E9])" office:value-type="float" office:value="0.0121785">
            <text:p>0,0121785</text:p>
          </table:table-cell>
          <table:table-cell table:formula="of:=MIN([.F1:.F9])" office:value-type="float" office:value="0.00114045">
            <text:p>0,00114045</text:p>
          </table:table-cell>
          <table:table-cell table:formula="of:=MIN([.G1:.G9])" office:value-type="float" office:value="0.214844">
            <text:p>0,214844</text:p>
          </table:table-cell>
          <table:table-cell table:formula="of:=MIN([.H1:.H9])" office:value-type="float" office:value="0.0114768">
            <text:p>0,0114768</text:p>
          </table:table-cell>
          <table:table-cell table:formula="of:=MIN([.I1:.I9])" office:value-type="float" office:value="0.0168147">
            <text:p>0,0168147</text:p>
          </table:table-cell>
          <table:table-cell table:formula="of:=MIN([.J1:.J9])" office:value-type="float" office:value="0.577075">
            <text:p>0,577075</text:p>
          </table:table-cell>
          <table:table-cell table:formula="of:=MIN([.K1:.K9])" office:value-type="float" office:value="0.226304">
            <text:p>0,226304</text:p>
          </table:table-cell>
          <table:table-cell table:formula="of:=MIN([.L1:.L9])" office:value-type="float" office:value="2.43575">
            <text:p>2,43575</text:p>
          </table:table-cell>
        </table:table-row>
        <table:table-row table:style-name="ro1">
          <table:table-cell table:formula="of:=MAX([.A1:.A9])" office:value-type="float" office:value="0.000796178">
            <text:p>0,000796178</text:p>
          </table:table-cell>
          <table:table-cell table:formula="of:=MAX([.B1:.B9])" office:value-type="float" office:value="1.61905">
            <text:p>1,61905</text:p>
          </table:table-cell>
          <table:table-cell table:formula="of:=MAX([.C1:.C9])" office:value-type="float" office:value="0.834646">
            <text:p>0,834646</text:p>
          </table:table-cell>
          <table:table-cell table:formula="of:=MAX([.D1:.D9])" office:value-type="float" office:value="0.0194361">
            <text:p>0,0194361</text:p>
          </table:table-cell>
          <table:table-cell table:formula="of:=MAX([.E1:.E9])" office:value-type="float" office:value="0.507999">
            <text:p>0,507999</text:p>
          </table:table-cell>
          <table:table-cell table:formula="of:=MAX([.F1:.F9])" office:value-type="float" office:value="0.00725337">
            <text:p>0,00725337</text:p>
          </table:table-cell>
          <table:table-cell table:formula="of:=MAX([.G1:.G9])" office:value-type="float" office:value="0.722656">
            <text:p>0,722656</text:p>
          </table:table-cell>
          <table:table-cell table:formula="of:=MAX([.H1:.H9])" office:value-type="float" office:value="0.0433688">
            <text:p>0,0433688</text:p>
          </table:table-cell>
          <table:table-cell table:formula="of:=MAX([.I1:.I9])" office:value-type="float" office:value="0.0242872">
            <text:p>0,0242872</text:p>
          </table:table-cell>
          <table:table-cell table:formula="of:=MAX([.J1:.J9])" office:value-type="float" office:value="0.898885">
            <text:p>0,898885</text:p>
          </table:table-cell>
          <table:table-cell table:formula="of:=MAX([.K1:.K9])" office:value-type="float" office:value="0.243508">
            <text:p>0,243508</text:p>
          </table:table-cell>
          <table:table-cell table:formula="of:=MAX([.L1:.L9])" office:value-type="float" office:value="2.66812">
            <text:p>2,668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7">27.05.2012</text:date>, <text:time>17:32:0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27T17:32:06</dc:date>
    <dc:creator>tomko </dc:creator>
    <meta:document-statistic meta:table-count="1" meta:cell-count="60" meta:object-count="0"/>
    <meta:generator>LibreOffice/3.4$Unix LibreOffice_project/340m1$Build-602</meta:generator>
  </office:meta>
</office:document-meta>
</file>